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table:style-name="ce1" office:value-type="string" calcext:value-type="string">
            <text:p>EpCAM -ve Venus +ve</text:p>
          </table:table-cell>
          <table:table-cell table:style-name="ce1" office:value-type="string" calcext:value-type="string">
            <text:p>EpCAM +ve Venus +ve</text:p>
          </table:table-cell>
          <table:table-cell office:value-type="string" calcext:value-type="string">
            <text:p>st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000750555349946514" calcext:value-type="float">
            <text:p>0.0007505553499465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00803181175078201" calcext:value-type="float">
            <text:p>0.008031811750782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8755" calcext:value-type="float">
            <text:p>0.8755</text:p>
          </table:table-cell>
          <table:table-cell office:value-type="float" office:value="0.0136763786629843" calcext:value-type="float">
            <text:p>0.01367637866298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0106334378260279" calcext:value-type="float">
            <text:p>0.010633437826027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771837634048337" calcext:value-type="float">
            <text:p>0.007718376340483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000750555349946514" calcext:value-type="float">
            <text:p>0.0007505553499465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9634" calcext:value-type="float">
            <text:p>0.9634</text:p>
          </table:table-cell>
          <table:table-cell office:value-type="float" office:value="0.00803181175078201" calcext:value-type="float">
            <text:p>0.008031811750782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0136763786629843" calcext:value-type="float">
            <text:p>0.01367637866298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8616" calcext:value-type="float">
            <text:p>0.8616</text:p>
          </table:table-cell>
          <table:table-cell office:value-type="float" office:value="0.0106334378260279" calcext:value-type="float">
            <text:p>0.010633437826027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8257" calcext:value-type="float">
            <text:p>0.8257</text:p>
          </table:table-cell>
          <table:table-cell office:value-type="float" office:value="0.00771837634048337" calcext:value-type="float">
            <text:p>0.007718376340483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000750555349946514" calcext:value-type="float">
            <text:p>0.0007505553499465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9603" calcext:value-type="float">
            <text:p>0.9603</text:p>
          </table:table-cell>
          <table:table-cell office:value-type="float" office:value="0.00803181175078201" calcext:value-type="float">
            <text:p>0.008031811750782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0136763786629843" calcext:value-type="float">
            <text:p>0.01367637866298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0106334378260279" calcext:value-type="float">
            <text:p>0.010633437826027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8293" calcext:value-type="float">
            <text:p>0.8293</text:p>
          </table:table-cell>
          <table:table-cell office:value-type="float" office:value="0.00771837634048337" calcext:value-type="float">
            <text:p>0.007718376340483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₹ </number:text>
      <number:number number:decimal-places="0" number:min-decimal-places="0" number:min-integer-digits="1" number:grouping="true"/>
    </number:number-style>
    <number:number-style style:name="N111">
      <number:text>₹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₹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₹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₹ </number:text>
      <number:number number:decimal-places="2" number:min-decimal-places="2" number:min-integer-digits="1" number:grouping="true"/>
    </number:number-style>
    <number:number-style style:name="N113">
      <number:text>₹ 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₹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₹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₹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₹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₹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₹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₹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₹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₹ </number:text>
      <number:number number:decimal-places="0" number:min-decimal-places="0" number:min-integer-digits="1" number:grouping="true"/>
    </number:number-style>
    <number:number-style style:name="N127">
      <number:text>₹ 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text>₹ 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₹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₹ </number:text>
      <number:number number:decimal-places="2" number:min-decimal-places="2" number:min-integer-digits="1" number:grouping="true"/>
    </number:number-style>
    <number:number-style style:name="N129">
      <number:text>₹ 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>₹ 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₹ 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₹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₹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₹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₹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₹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₹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4T00:57:13.034000000</meta:creation-date>
    <dc:date>2023-05-24T01:00:27.970000000</dc:date>
    <meta:editing-duration>PT3M15S</meta:editing-duration>
    <meta:editing-cycles>1</meta:editing-cycles>
    <meta:document-statistic meta:table-count="1" meta:cell-count="64" meta:object-count="0"/>
    <meta:generator>LibreOffice/7.4.3.2$Windows_X86_64 LibreOffice_project/1048a8393ae2eeec98dff31b5c133c5f1d08b890</meta:generator>
  </office:meta>
</office:document-meta>
</file>